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5eb91e" loext:opacity="100%"/>
    </style:style>
    <style:style style:name="P2" style:family="paragraph" style:parent-style-name="Standard">
      <style:text-properties officeooo:rsid="000fff7a" officeooo:paragraph-rsid="000fff7a"/>
    </style:style>
    <style:style style:name="P3" style:family="paragraph" style:parent-style-name="Standard">
      <style:text-properties officeooo:paragraph-rsid="000fff7a"/>
    </style:style>
    <style:style style:name="T1" style:family="text">
      <style:text-properties fo:color="#81d41a" loext:opacity="100%"/>
    </style:style>
    <style:style style:name="T2" style:family="text">
      <style:text-properties fo:color="#5eb91e" loext:opacity="100%"/>
    </style:style>
    <style:style style:name="T3" style:family="text">
      <style:text-properties fo:color="#5eb91e" loext:opacity="100%" officeooo:rsid="000fff7a"/>
    </style:style>
    <style:style style:name="T4" style:family="text">
      <style:text-properties officeooo:rsid="000fff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Introdução</text:p>
      <text:p text:style-name="Standard"/>
      <text:p text:style-name="Standard">## Contexto e Motivação</text:p>
      <text:p text:style-name="Standard"/>
      <text:p text:style-name="Standard">-<text:span text:style-name="T2"> Criação cada vez maior de publicações no meio científico. Desse modo se torna dificil para os cientistas acompanharem as tendencias sem o uso de ferramentas de llm</text:span></text:p>
      <text:p text:style-name="Standard"/>
      <text:p text:style-name="Standard">- <text:span text:style-name="T2">O principal desafio em LLM é a alucinação. Devido a diversas categorias de alucinação, a LLM tende a confabular e inventar respostas ou não responder ao que o pesquisador pede. Desse modo, esse será um tópico abordado no projeto e implementar táticas de mitigar as alucinações e indicar os locais coretos dos documentos por meio do RAG.s</text:span></text:p>
      <text:p text:style-name="P1">(Sinto que é importante tocar no tema de alucinação de llm, pois é um tema recorrente nos artigos de LLM pra material science. Além disso, o RAG é uma saída eficaz para evitar confabulações.) </text:p>
      <text:p text:style-name="Standard"/>
      <text:p text:style-name="Standard">- <text:span text:style-name="T2">Outro desafio desse mestrado é que foi observado na literatura que um dos desafios de se trabalhar com LLM e ciencia de dados é que o treinamento das LLMs acabam resultando em respostas genéricas. Desse modo, este projeto busca resolver esse problema ao inserir uma literatura ao sistema e ele le</text:span><text:span text:style-name="T3">v</text:span><text:span text:style-name="T2">ar em conta essa literatura para elaboração da resposta.</text:span></text:p>
      <text:p text:style-name="Standard"/>
      <text:p text:style-name="P3"/>
      <text:p text:style-name="Standard"/>
      <text:p text:style-name="Standard">- O uso de LLM e IA generativa no meio do campo científico para conseguir extrair dados de publicações, visto que hj em dia temos cada vez mais publicações científicas. Desse modo, são criadas LLM para auxiliar os pesquisadores.</text:p>
      <text:p text:style-name="Standard"/>
      <text:p text:style-name="Standard">- Cientistas utilizam LLM para extrair informações de textos academicos. Uso de LLMs voltadas para a área cientifica com apoio para estudos da literatura, levantamento de informações a partir da literatura científica, Identificar, selecionar e extrair as informações relevantes de um conjunto de vários ou muitos artigos, sem ter que fazer o esforço de ler exaustivamente cada um</text:p>
      <text:p text:style-name="Standard"/>
      <text:p text:style-name="Standard">## Problemas q quero solucionar</text:p>
      <text:p text:style-name="Standard"/>
      <text:p text:style-name="Standard">- Quero solucionar o desafio de criar revisões de literatura automáticos criado por LLM. Serão enviados para o sistema um conjunto de documentos submetidos pelo pesquisador de ciencia de materias e a IA utilizará métodos do estado-da-arte para criar uma revisão da literatura baseado nesses documentos e no conhecimento prévio da IA.Serão utilizados ferramentas do estad-da-arte para evitar a problemática de halucinação.</text:p>
      <text:p text:style-name="Standard">(n sei se coloco como problema a solucionar ou meu goal)</text:p>
      <text:p text:style-name="Standard">(Vou ter q pesquisar ferramentas de geração de texto na arae de ciencias de materiais)</text:p>
      <text:p text:style-name="Standard">-AI Scientist</text:p>
      <text:p text:style-name="Standard"/>
      <text:p text:style-name="Standard">- Quero solucionar de que não há um chat conversacional voltado para o cientista na área de material science. As interface de linguagem natural são amplas e genéricas, por isso há esse gap na área de NLI.</text:p>
      <text:p text:style-name="Standard">- Quero mitigar o problema da halucinação implementando estratégias do estado-da-arte para garantir que as informações emitidas pela LLM são verdadeiras, implementando o RAG, promt modelling e linkando informações emitidas aos textos correspondentes.</text:p>
      <text:p text:style-name="Standard">- Quero quer o chat consiga extrair dados de imagens e tabelas para compor as respostas, visto que essa é uma dificuldade das outras LLM. <text:s text:c="2"/></text:p>
      <text:p text:style-name="Standard"/>
      <text:p text:style-name="Standard">Quero testar pra ver qual é melhor, uma ferramenta com poucos artigos ou uma ferramenta com milhares de artigos.</text:p>
      <text:p text:style-name="Standard"><text:soft-page-break/></text:p>
      <text:p text:style-name="Standard">## Goals</text:p>
      <text:p text:style-name="Standard"/>
      <text:p text:style-name="Standard">- Meu objetivo é investigar como uma interface conversacional pode apoiar um pesquisador na área de material science e identificar as informações relevantes sobre esse tema.</text:p>
      <text:p text:style-name="Standard">- Solução, é utilizar o estado-da-arte de interface conversacional para identificar os locais de melhor respostas nos artigos e enviar para a LLM para construção de uma resposta detalhada sobre o assunto específico utilizando os métodos do estado-da-arte</text:p>
      <text:p text:style-name="Standard">- Meu Desejo é disponibilizar essa ferramenta online de modo open source para a comunidade cientifica.</text:p>
      <text:p text:style-name="Standard"><text:s text:c="2"/></text:p>
      <text:p text:style-name="Standard">## Estrutura do Documento</text:p>
      <text:p text:style-name="Standard"/>
      <text:p text:style-name="Standard">Capítulo 2 - Fundamentação</text:p>
      <text:p text:style-name="Standard"/>
      <text:p text:style-name="Standard">Capítulo 3 - Proposta de Trabalho</text:p>
      <text:p text:style-name="Standard"/>
      <text:p text:style-name="Standard">Capítulo 4(ou final do 3) - Conclusão e trabalhos a serem realizados </text:p>
      <text:p text:style-name="Standard"/>
      <text:p text:style-name="Standard"/>
      <text:p text:style-name="P2">(buscar na literatura referencias para essa afirmação)</text:p>
      <text:p text:style-name="P3">Além disso, as bases de dados das LLMs são desatualizadas com as informações novas e principalmente científicas.</text:p>
      <text:p text:style-name="P2">Busquei e vi que eles são treinados com cientifica, só n sei se atualiza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09:50:21.717161663</meta:creation-date>
    <dc:date>2024-10-02T22:54:24.937550540</dc:date>
    <meta:editing-duration>PT13H4M3S</meta:editing-duration>
    <meta:editing-cycles>1</meta:editing-cycles>
    <meta:document-statistic meta:table-count="0" meta:image-count="0" meta:object-count="0" meta:page-count="2" meta:paragraph-count="29" meta:word-count="638" meta:character-count="3938" meta:non-whitespace-character-count="3321"/>
    <meta:generator>LibreOffice/7.6.5.2$Linux_X86_64 LibreOffice_project/60$Build-2</meta:generator>
  </office:meta>
</office:document-meta>
</file>